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oxygen</text:p>
      <text:p text:style-name="Standard"/>
      <text:p text:style-name="Standard">Doxygen es un programa que se encarga de generar la documentación de un proyecto de programación a partir de los archivos con los códigos fuentes del mismo. Es bastante versátil en cuanto a que no se limita a un único lenguaje de programación, sino que soporta códigos como C, Java y C++, entre otros. Una de sus grandes cualidades es que el usuario tiene una variedad de formatos de documentación para elegir: HTML, PDF, RTF, etc.</text:p>
      <text:p text:style-name="Standard">Dado que es fácilmente adaptable, funciona en la mayoría de sistemas Unix así como en Windows y Mac OS X.</text:p>
      <text:p text:style-name="Standard"/>
      <text:p text:style-name="Standard">Doxygen puede ser útil de tres modos:</text:p>
      <text:p text:style-name="Standard"/>
      <text:p text:style-name="Standard"><text:s text:c="4"/>• Puede generar una documentación on-line (en HTML) y/o un manual de referencia off-line (en Latex) de un conjunto de ficheros fuente que estén documentados. También tiene soporte para generar salida en RTF (MS-Word), PostScript, PDF, HTML comprimido y páginas de manual UNIX. La documentación se extrae directamente de los fuentes, lo cual hace que sea mucho más fácil mantener la documentación consistente con el código fuente.</text:p>
      <text:p text:style-name="Standard"><text:s text:c="4"/>• Es posible configurar Doxygen para que extraiga una estructura del código a partir de ficheros fuente no documentados (lo cual es muy útil cuando se tienen grandes distribuciones de código). También se pueden visualizar las relaciones entre varios elementos mediante la inclusión de gráficos de dependencia, diagramas de herencia y diagramas de colaboración, todos ellos generados automáticamente.</text:p>
      <text:p text:style-name="Standard"><text:s text:c="4"/>• También puede utilizar Doxygen para la creación de documentación normal.</text:p>
      <text:p text:style-name="Standard"/>
      <text:p text:style-name="Standard">La configuración de doxygen se puede hacer de 2 formas:</text:p>
      <text:p text:style-name="Standard"><text:s text:c="4"/>• Mediante el asistente ("Wizard") de la interfaz gráfica.</text:p>
      <text:p text:style-name="Standard"><text:s text:c="4"/>• Editando el archivo de configuración, generado por consola, directame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sans-serif"/>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9T12:55:38.406000000</dc:date>
    <meta:editing-duration>PT3M59S</meta:editing-duration>
    <meta:editing-cycles>3</meta:editing-cycles>
    <meta:generator>LibreOffice/7.4.1.2$Windows_X86_64 LibreOffice_project/3c58a8f3a960df8bc8fd77b461821e42c061c5f0</meta:generator>
    <meta:document-statistic meta:table-count="0" meta:image-count="0" meta:object-count="0" meta:page-count="1" meta:paragraph-count="10" meta:word-count="269" meta:character-count="1690" meta:non-whitespace-character-count="1411"/>
  </office:meta>
</office:document-meta>
</file>